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P1" style:family="paragraph" style:parent-style-name="Table_20_Contents">
      <style:text-properties officeooo:rsid="001542e1" officeooo:paragraph-rsid="001542e1"/>
    </style:style>
    <style:style style:name="P2" style:family="paragraph" style:parent-style-name="Table_20_Contents">
      <style:paragraph-properties fo:text-align="end" style:justify-single-word="false"/>
      <style:text-properties officeooo:rsid="001542e1" officeooo:paragraph-rsid="001542e1"/>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1">
      <style:paragraph-properties fo:margin-left="0in" fo:margin-right="0in" fo:text-indent="0in" style:auto-text-indent="false"/>
      <style:text-properties officeooo:paragraph-rsid="0011b104"/>
    </style:style>
    <style:style style:name="P5" style:family="paragraph" style:parent-style-name="Text_20_body" style:list-style-name="L1">
      <style:paragraph-properties fo:margin-left="0in" fo:margin-right="0in" fo:text-indent="0in" style:auto-text-indent="false"/>
      <style:text-properties fo:font-style="italic" officeooo:rsid="00100ee3" officeooo:paragraph-rsid="00100ee3" style:font-style-asian="italic" style:font-style-complex="italic"/>
    </style:style>
    <style:style style:name="P6" style:family="paragraph" style:parent-style-name="Text_20_body" style:list-style-name="L1">
      <style:paragraph-properties fo:margin-left="0in" fo:margin-right="0in" fo:text-indent="0in" style:auto-text-indent="false"/>
      <style:text-properties fo:font-style="italic" officeooo:rsid="0011b104" officeooo:paragraph-rsid="0011b104" style:font-style-asian="italic" style:font-style-complex="italic"/>
    </style:style>
    <style:style style:name="P7" style:family="paragraph" style:parent-style-name="Text_20_body" style:list-style-name="L1">
      <style:paragraph-properties fo:margin-left="0in" fo:margin-right="0in" fo:text-indent="0in" style:auto-text-indent="false"/>
      <style:text-properties fo:font-style="italic" officeooo:rsid="00139f9b" officeooo:paragraph-rsid="00139f9b" style:font-style-asian="italic" style:font-style-complex="italic"/>
    </style:style>
    <style:style style:name="P8" style:family="paragraph" style:parent-style-name="Text_20_body" style:list-style-name="L1">
      <style:paragraph-properties fo:margin-left="0in" fo:margin-right="0in" fo:text-indent="0in" style:auto-text-indent="false"/>
      <style:text-properties officeooo:rsid="00100ee3" officeooo:paragraph-rsid="00100ee3"/>
    </style:style>
    <style:style style:name="P9" style:family="paragraph" style:parent-style-name="Text_20_body">
      <style:paragraph-properties fo:margin-left="0in" fo:margin-right="0in" fo:text-align="center" style:justify-single-word="false" fo:text-indent="0in" style:auto-text-indent="false"/>
      <style:text-properties officeooo:paragraph-rsid="00159d1b"/>
    </style:style>
    <style:style style:name="T1" style:family="text">
      <style:text-properties fo:font-style="italic" style:font-style-asian="italic" style:font-style-complex="italic"/>
    </style:style>
    <style:style style:name="T2" style:family="text">
      <style:text-properties fo:font-style="italic" officeooo:rsid="0011b104" style:font-style-asian="italic" style:font-style-complex="italic"/>
    </style:style>
    <style:style style:name="T3" style:family="text">
      <style:text-properties fo:font-style="italic" officeooo:rsid="00139f9b" style:font-style-asian="italic" style:font-style-complex="italic"/>
    </style:style>
    <style:style style:name="T4" style:family="text">
      <style:text-properties fo:font-style="italic" officeooo:rsid="0013a37f" style:font-style-asian="italic" style:font-style-complex="italic"/>
    </style:style>
    <style:style style:name="T5" style:family="text">
      <style:text-properties fo:font-style="italic" officeooo:rsid="001542e1" style:font-style-asian="italic" style:font-style-complex="italic"/>
    </style:style>
    <style:style style:name="T6" style:family="text">
      <style:text-properties fo:font-style="italic" officeooo:rsid="00178a2a" style:font-style-asian="italic" style:font-style-complex="italic"/>
    </style:style>
    <style:style style:name="T7" style:family="text">
      <style:text-properties fo:font-style="italic" officeooo:rsid="001924b1" style:font-style-asian="italic" style:font-style-complex="italic"/>
    </style:style>
    <style:style style:name="T8" style:family="text">
      <style:text-properties fo:font-style="italic" officeooo:rsid="00225004" style:font-style-asian="italic" style:font-style-complex="italic"/>
    </style:style>
    <style:style style:name="T9" style:family="text">
      <style:text-properties fo:font-style="italic" officeooo:rsid="00230574" style:font-style-asian="italic" style:font-style-complex="italic"/>
    </style:style>
    <style:style style:name="T10" style:family="text">
      <style:text-properties fo:font-style="italic" officeooo:rsid="0024f513" style:font-style-asian="italic" style:font-style-complex="italic"/>
    </style:style>
    <style:style style:name="T11" style:family="text">
      <style:text-properties fo:font-weight="normal" officeooo:rsid="00159d1b" style:font-weight-asian="normal" style:font-weight-complex="normal"/>
    </style:style>
    <style:style style:name="T12" style:family="text">
      <style:text-properties officeooo:rsid="001b1f77"/>
    </style:style>
    <style:style style:name="T13" style:family="text">
      <style:text-properties officeooo:rsid="001d4d7d"/>
    </style:style>
    <style:style style:name="T14" style:family="text">
      <style:text-properties officeooo:rsid="001ee284"/>
    </style:style>
    <style:style style:name="T15" style:family="text">
      <style:text-properties officeooo:rsid="001fe59e"/>
    </style:style>
    <style:style style:name="T16" style:family="text">
      <style:text-properties officeooo:rsid="00213e3a"/>
    </style:style>
    <style:style style:name="T17" style:family="text">
      <style:text-properties officeooo:rsid="00241ca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1">Daniel Berry</text:p>
            <text:p text:style-name="P1">HCC 6600</text:p>
          </table:table-cell>
          <table:table-cell table:style-name="Table1.A1" office:value-type="string">
            <text:p text:style-name="P2">February 23, 2025</text:p>
          </table:table-cell>
        </table:table-row>
      </table:table>
      <text:p text:style-name="P9"><text:span text:style-name="Strong_20_Emphasis"><text:span text:style-name="T11">Project Report 3</text:span></text:span></text:p>
      <text:list text:style-name="L1">
        <text:list-item>
          <text:p text:style-name="P3">How does AI alignment align with your project's goals?</text:p>
          <text:p text:style-name="P5">We need the application to stick to it’s role of a conversational practice assistant, but we do not want it to make decisions that do not align with our planned interactions. <text:span text:style-name="T12">It should provide responses that are not controversial or harmful to users or others.</text:span><text:line-break/></text:p>
        </text:list-item>
        <text:list-item>
          <text:p text:style-name="P3">Which 'Dreams and Nightmares' scenario is most relevant to your project's potential impacts?</text:p>
          <text:p text:style-name="P5">The chat bot can enhance human flourishing by giving users the opportunity to learn and improve on their foreign-language conversational skills. A nightmare scenario would be the amplification of biases and inequalities. The chat bot could encourage negative stereotypes or incorrect language <text:span text:style-name="T13">within Italian culture</text:span>.<text:line-break/></text:p>
        </text:list-item>
        <text:list-item>
          <text:p text:style-name="P3">Which Prometheus Principle is key to your project's ethical framework?</text:p>
          <text:p text:style-name="P8"><text:span text:style-name="T1">The autonomy principle </text:span><text:span text:style-name="T7">implemented in the project will give users the option to opt-in to data sharing, contribute corrections to the system, and decide what paths they should ultimately take within an interaction.</text:span><text:span text:style-name="T1"><text:line-break/></text:span></text:p>
        </text:list-item>
        <text:list-item>
          <text:p text:style-name="P3">How might challenges in defining human values impact your AI project?</text:p>
          <text:p text:style-name="P6">I will need to hard code reasoning into the chat bot that is able to detect and prevent misaligned behavior. Using the RASA tooling system this must all be completed through modification of text files in the project <text:span text:style-name="T15">or through practice conversations</text:span>. <text:span text:style-name="T14">It will be a very time consuming, but </text:span><text:span text:style-name="T16">ultimately </text:span><text:span text:style-name="T14">effective practice.</text:span></text:p>
          <text:p text:style-name="P6"/>
        </text:list-item>
        <text:list-item>
          <text:p text:style-name="P4">How could value alignment theory improve your project's adherence to human values?<text:line-break/><text:span text:style-name="T5">We do not want the chat bot to replace the emotional support that users should seek outside of the application. The tool should only ever be supplemental, but the best conversation practice will of course happen in the real world. </text:span><text:span text:style-name="T8">A rule-based approach to certain sentiments should allow us to keep the chat bot on track.</text:span><text:line-break/></text:p>
        </text:list-item>
        <text:list-item>
          <text:p text:style-name="P3">Which value learning technique will you use in your project, and why?<text:line-break/><text:span text:style-name="T7">We will use reinforcement learning within the RASA framework to provide example good and bad conversational issues. </text:span><text:span text:style-name="T9">The open source api, has all the tooling to train the model on new conversations.</text:span><text:line-break/></text:p>
        </text:list-item>
        <text:list-item>
          <text:p text:style-name="P3">How will you implement RLHF to ensure ethical AI outcomes in your project?<text:line-break/><text:span text:style-name="T2">The open source R</text:span><text:span text:style-name="T6">ASA</text:span><text:span text:style-name="T2"> project tooling has the option to interactively provide both sides of a conversation to train on. Using saved conversations I can improve the training of the model and teach it to avoid certain misaligned speech patterns.</text:span></text:p>
          <text:p text:style-name="P3"><text:soft-page-break/><text:span text:style-name="T2"/></text:p>
        </text:list-item>
        <text:list-item>
          <text:p text:style-name="P3">Which online learning technique for alignment will you use to update your AI's objectives?<text:line-break/><text:span text:style-name="T4">Users will have an option on each response from the chat bot to provide a possible correction if they see an error? This will allow users to help shape the policy of the chat bot and guide it to a more accurate model.</text:span><text:line-break/></text:p>
        </text:list-item>
        <text:list-item>
          <text:p text:style-name="P3">What middleware for alignment strategy will you use to maintain ethical boundaries in your project?</text:p>
          <text:p text:style-name="P7">Monitoring responses from the chat bot and acting on them before they are returned to the user. Sentiment analysis would allow me to detect misaligned chat bot responses <text:span text:style-name="T17">and correct them before they are returned.</text:span></text:p>
        </text:list-item>
        <text:list-item>
          <text:p text:style-name="P3"><text:s/>How could international cooperation on AI alignment affect your project's impact?<text:line-break/><text:span text:style-name="T3">Sourcing feedback from native Italian speakers regarding cultural sensitivity, correctness and usefulness would help guide me to better aligning the training of the chat bot. </text:span><text:span text:style-name="T10">Additionally, they could help train the model through reinforcement learning until it is able to more accurately model authentic Italian conversation.</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8:21:03.472186007</meta:creation-date>
    <dc:date>2025-02-23T19:31:08.431473654</dc:date>
    <meta:editing-duration>PT34M6S</meta:editing-duration>
    <meta:editing-cycles>16</meta:editing-cycles>
    <meta:generator>LibreOffice/24.2.7.2$Linux_X86_64 LibreOffice_project/420$Build-2</meta:generator>
    <meta:print-date>2025-02-23T19:31:14.636611965</meta:print-date>
    <meta:printed-by>PDF files</meta:printed-by>
    <meta:document-statistic meta:table-count="1" meta:image-count="0" meta:object-count="0" meta:page-count="2" meta:paragraph-count="19" meta:word-count="568" meta:character-count="3489" meta:non-whitespace-character-count="2943"/>
  </office:meta>
</office:document-meta>
</file>